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adornments="Negreta" style:font-family-generic="swiss" style:font-pitch="variable" style:name="Arial2" svg:font-family="Arial"/>
    <style:font-face style:font-adornments="Normal" style:font-family-generic="swiss" style:font-pitch="variable" style:name="Arial1"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Title3">
      <style:paragraph-properties fo:text-align="center" style:justify-single-word="false"/>
    </style:style>
    <style:style style:family="paragraph" style:name="P3" style:parent-style-name="UrbanBody">
      <style:text-properties fo:font-size="12pt" style:font-name="Times New Roman" style:font-size-asian="12pt" style:font-size-complex="12pt"/>
    </style:style>
    <style:style style:family="paragraph" style:name="P4" style:parent-style-name="UrbanBody">
      <style:text-properties fo:font-size="12pt" officeooo:paragraph-rsid="002a9c59" style:font-name="Times New Roman" style:font-size-asian="12pt" style:font-size-complex="12pt"/>
    </style:style>
    <style:style style:family="paragraph" style:name="P5" style:parent-style-name="UrbanBody">
      <style:text-properties fo:font-size="12pt" fo:font-style="normal" fo:font-weight="normal" style:font-name="Times New Roman" style:font-size-asian="12pt" style:font-size-complex="12pt" style:font-style-asian="normal" style:font-weight-asian="normal"/>
    </style:style>
    <style:style style:family="paragraph" style:name="P6" style:parent-style-name="UrbanBody">
      <style:text-properties officeooo:paragraph-rsid="001250be"/>
    </style:style>
    <style:style style:family="paragraph" style:name="P7" style:parent-style-name="UrbanBody">
      <style:text-properties officeooo:paragraph-rsid="001edaf9"/>
    </style:style>
    <style:style style:family="paragraph" style:name="P8" style:parent-style-name="UrbanBody">
      <style:text-properties officeooo:paragraph-rsid="001f8f71"/>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fo:font-weight="normal" style:font-style-asian="normal" style:font-weight-asian="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0ce347" style:font-style-asian="normal" style:font-weight-asian="normal"/>
    </style:style>
    <style:style style:family="text" style:name="T5">
      <style:text-properties fo:font-style="normal" fo:font-weight="normal" officeooo:rsid="00148cc5"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tyle="normal" fo:font-weight="bold" officeooo:rsid="0029677c" style:font-style-asian="normal" style:font-weight-asian="bold" style:font-weight-complex="bold"/>
    </style:style>
    <style:style style:family="text" style:name="T8">
      <style:text-properties fo:font-size="12pt" style:font-name="Times New Roman" style:font-size-asian="12pt" style:font-size-complex="12pt"/>
    </style:style>
    <style:style style:family="text" style:name="T9">
      <style:text-properties fo:font-weight="bold" style:font-weight-asian="bold" style:font-weight-complex="bold"/>
    </style:style>
    <style:style style:family="text" style:name="T10">
      <style:text-properties fo:font-style="normal" fo:font-weight="normal" style:font-style-asian="normal" style:font-weight-asian="normal" style:use-window-font-color="true"/>
    </style:style>
    <style:style style:family="text" style:name="T11">
      <style:text-properties fo:font-size="11pt" fo:font-style="normal" fo:font-weight="normal" style:font-name="Arial" style:font-size-asian="11pt" style:font-size-complex="11pt" style:font-style-asian="normal" style:font-weight-asian="normal" style:use-window-font-color="true"/>
    </style:style>
    <style:style style:family="text" style:name="T12">
      <style:text-properties fo:font-size="11pt" fo:font-style="normal" fo:font-weight="normal" officeooo:rsid="001edaf9" style:font-name="Arial" style:font-size-asian="11pt" style:font-size-complex="11pt" style:font-style-asian="normal" style:font-weight-asian="normal" style:use-window-font-color="true"/>
    </style:style>
    <style:style style:family="text" style:name="T13">
      <style:text-properties fo:font-size="11pt" fo:font-style="normal" fo:font-weight="normal" officeooo:rsid="0021332f" style:font-name="Arial" style:font-size-asian="11pt" style:font-size-complex="11pt" style:font-style-asian="normal" style:font-weight-asian="normal" style:use-window-font-color="true"/>
    </style:style>
    <style:style style:family="text" style:name="T14">
      <style:text-properties fo:country="none" fo:font-style="normal" fo:font-weight="normal" fo:language="zxx" style:font-style-asian="normal" style:font-weight-asian="normal"/>
    </style:style>
    <style:style style:family="text" style:name="T15">
      <style:text-properties fo:country="none" fo:font-style="normal" fo:language="zxx" style:font-style-asian="normal"/>
    </style:style>
    <style:style style:family="text" style:name="T16">
      <style:text-properties fo:font-weight="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background-color="#ffff00" fo:color="#800000" loext:char-shading-value="0"/>
    </style:style>
    <style:style style:family="text" style:name="T20">
      <style:text-properties fo:background-color="#ffff00" fo:color="#800000" fo:font-style="normal" fo:font-weight="normal" loext:char-shading-value="0" officeooo:rsid="000fa6c6" style:font-style-asian="normal" style:font-weight-asian="normal"/>
    </style:style>
    <style:style style:family="text" style:name="T21">
      <style:text-properties fo:background-color="#ffff00" fo:color="#800000" fo:font-style="normal" fo:font-weight="normal" loext:char-shading-value="0" officeooo:rsid="0024199c" style:font-style-asian="normal" style:font-weight-asian="normal"/>
    </style:style>
    <style:style style:family="text" style:name="T22">
      <style:text-properties officeooo:rsid="00148cc5"/>
    </style:style>
    <style:style style:family="text" style:name="T23">
      <style:text-properties fo:font-style="normal" fo:font-weight="normal" style:font-name="Arial" style:font-style-asian="normal" style:font-weight-asian="normal"/>
    </style:style>
    <style:style style:family="text" style:name="T24">
      <style:text-properties fo:font-style="normal" fo:font-weight="normal" officeooo:rsid="001f88dd" style:font-name="Arial" style:font-style-asian="normal" style:font-weight-asian="normal"/>
    </style:style>
    <style:style style:family="text" style:name="T25">
      <style:text-properties fo:font-size="11pt" style:font-name="Arial" style:font-size-asian="11pt" style:font-size-complex="11pt"/>
    </style:style>
    <style:style style:family="text" style:name="T26">
      <style:text-properties fo:font-size="11pt" fo:font-style="normal" fo:font-weight="normal" style:font-name="Arial" style:font-size-asian="11pt" style:font-size-complex="11pt" style:font-style-asian="normal" style:font-weight-asian="normal"/>
    </style:style>
    <style:style style:family="text" style:name="T27">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8">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1">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2">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1"><office:annotation><dc:creator>Gauthier Bastien</dc:creator><dc:date>2011-01-13T14:56:41</dc:date><text:p text:style-name="P9"><text:span text:style-name="T27">do text</text:span></text:p><text:p text:style-name="P9"><text:span text:style-name="T27">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8"/></text:p>
      <text:p text:style-name="UrbanBody"/>
      <text:p text:style-name="UrbanBody"><office:annotation><dc:creator>Gauthier Bastien</dc:creator><dc:date>2011-02-16T16:12:24</dc:date><text:p text:style-name="P9"><text:span text:style-name="T33">do text if self.hasMultipleApplicants()</text:span></text:p></office:annotation><text:span text:style-name="T9">Demandeurs :</text:span> <text:text-input text:description="Demandeurs">self.getApplicantsSignaletic()</text:text-input></text:p>
      <text:p text:style-name="UrbanBody"><office:annotation><dc:creator>Gauthier Bastien</dc:creator><dc:date>2011-02-16T16:13:21</dc:date><text:p text:style-name="P9"><text:span text:style-name="T32">do text if self.hasSingleApplicant()</text:span></text:p></office:annotation><text:span text:style-name="T9">Demandeur :</text:span> <text:text-input text:description="Demandeurs">self.getApplicantsSignaletic()</text:text-input></text:p>
      <text:p text:style-name="UrbanBody"><text:span text:style-name="T9">Objet :</text:span> <text:text-input text:description="Objet des travaux">self.getLicenceSubject()</text:text-input></text:p>
      <text:p text:style-name="UrbanBody"><text:span text:style-name="T9">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1">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1">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7">Vu le schéma <text:span text:style-name="T22">de développement communal</text:span> qui situe ce bien e<text:span text:style-name="T25">n</text:span><text:span text:style-name="T11"> </text:span><text:span text:style-name="T12"><text:text-input text:description="Bien-Parcelles">self.displayValue(self.Vocabulary('SDC')[0], self.getSDC())</text:text-input></text:span><text:span text:style-name="T11"><text:s/></text:span><text:span text:style-name="T26">;</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UrbanBody"><text:span text:style-name="T2"><text:text-input text:description="Bien-Parcelles">self.displayValue(self.Vocabulary('folderZone')[0], self.getFolderZone())</text:text-input></text:span><text:span text:style-name="T2"> ;</text:span></text:p>
      <text:p text:style-name="UrbanBody"/>
      <text:p text:style-name="P8"><text:span text:style-name="T2">Considérant que selon le </text:span><text:span text:style-name="T5">guide</text:span><text:span text:style-name="T23"> communal d’urbanisme précité, le projet se situe e</text:span><text:span text:style-name="T24">n </text:span><text:span text:style-name="T13"><text:text-input text:description="Bien-Parcelles">self.displayValue(self.Vocabulary('township_guide')[0], self.getTownship_guide())</text:text-input></text:span><text:span text:style-name="T24"><text:s/></text:span>;</text:p>
      <text:p text:style-name="UrbanBody"/>
      <text:p text:style-name="UrbanBody"><text:span text:style-name="T18"><office:annotation><dc:creator>sde </dc:creator><dc:date>2011-08-05T08:21:16</dc:date><text:p text:style-name="P9"><text:span text:style-name="T29">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29">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29">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29">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29">do text</text:span></text:p><text:p text:style-name="P9"><text:span text:style-name="T29">f</text:span><text:span text:style-name="T3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8">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10">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8">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10">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adornments="Negreta" style:font-family-generic="swiss" style:font-pitch="variable" style:name="Arial2" svg:font-family="Arial"/>
    <style:font-face style:font-adornments="Normal" style:font-family-generic="swiss" style:font-pitch="variable" style:name="Arial1"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Title3">
      <style:paragraph-properties fo:text-align="center" style:justify-single-word="false"/>
    </style:style>
    <style:style style:family="paragraph" style:name="P3" style:parent-style-name="UrbanBody">
      <style:text-properties fo:font-size="12pt" style:font-name="Times New Roman" style:font-size-asian="12pt" style:font-size-complex="12pt"/>
    </style:style>
    <style:style style:family="paragraph" style:name="P4" style:parent-style-name="UrbanBody">
      <style:text-properties fo:font-size="12pt" officeooo:paragraph-rsid="002a9c59" style:font-name="Times New Roman" style:font-size-asian="12pt" style:font-size-complex="12pt"/>
    </style:style>
    <style:style style:family="paragraph" style:name="P5" style:parent-style-name="UrbanBody">
      <style:text-properties fo:font-size="12pt" fo:font-style="normal" fo:font-weight="normal" style:font-name="Times New Roman" style:font-size-asian="12pt" style:font-size-complex="12pt" style:font-style-asian="normal" style:font-weight-asian="normal"/>
    </style:style>
    <style:style style:family="paragraph" style:name="P6" style:parent-style-name="UrbanBody">
      <style:text-properties officeooo:paragraph-rsid="001250be"/>
    </style:style>
    <style:style style:family="paragraph" style:name="P7" style:parent-style-name="UrbanBody">
      <style:text-properties officeooo:paragraph-rsid="001edaf9"/>
    </style:style>
    <style:style style:family="paragraph" style:name="P8" style:parent-style-name="UrbanBody">
      <style:text-properties officeooo:paragraph-rsid="001f8f71"/>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fo:font-weight="normal" style:font-style-asian="normal" style:font-weight-asian="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0ce347" style:font-style-asian="normal" style:font-weight-asian="normal"/>
    </style:style>
    <style:style style:family="text" style:name="T5">
      <style:text-properties fo:font-style="normal" fo:font-weight="normal" officeooo:rsid="00148cc5"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tyle="normal" fo:font-weight="bold" officeooo:rsid="0029677c" style:font-style-asian="normal" style:font-weight-asian="bold" style:font-weight-complex="bold"/>
    </style:style>
    <style:style style:family="text" style:name="T8">
      <style:text-properties fo:font-size="12pt" style:font-name="Times New Roman" style:font-size-asian="12pt" style:font-size-complex="12pt"/>
    </style:style>
    <style:style style:family="text" style:name="T9">
      <style:text-properties fo:font-weight="bold" style:font-weight-asian="bold" style:font-weight-complex="bold"/>
    </style:style>
    <style:style style:family="text" style:name="T10">
      <style:text-properties fo:font-style="normal" fo:font-weight="normal" style:font-style-asian="normal" style:font-weight-asian="normal" style:use-window-font-color="true"/>
    </style:style>
    <style:style style:family="text" style:name="T11">
      <style:text-properties fo:font-size="11pt" fo:font-style="normal" fo:font-weight="normal" style:font-name="Arial" style:font-size-asian="11pt" style:font-size-complex="11pt" style:font-style-asian="normal" style:font-weight-asian="normal" style:use-window-font-color="true"/>
    </style:style>
    <style:style style:family="text" style:name="T12">
      <style:text-properties fo:font-size="11pt" fo:font-style="normal" fo:font-weight="normal" officeooo:rsid="001edaf9" style:font-name="Arial" style:font-size-asian="11pt" style:font-size-complex="11pt" style:font-style-asian="normal" style:font-weight-asian="normal" style:use-window-font-color="true"/>
    </style:style>
    <style:style style:family="text" style:name="T13">
      <style:text-properties fo:font-size="11pt" fo:font-style="normal" fo:font-weight="normal" officeooo:rsid="0021332f" style:font-name="Arial" style:font-size-asian="11pt" style:font-size-complex="11pt" style:font-style-asian="normal" style:font-weight-asian="normal" style:use-window-font-color="true"/>
    </style:style>
    <style:style style:family="text" style:name="T14">
      <style:text-properties fo:country="none" fo:font-style="normal" fo:font-weight="normal" fo:language="zxx" style:font-style-asian="normal" style:font-weight-asian="normal"/>
    </style:style>
    <style:style style:family="text" style:name="T15">
      <style:text-properties fo:country="none" fo:font-style="normal" fo:language="zxx" style:font-style-asian="normal"/>
    </style:style>
    <style:style style:family="text" style:name="T16">
      <style:text-properties fo:font-weight="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background-color="#ffff00" fo:color="#800000" loext:char-shading-value="0"/>
    </style:style>
    <style:style style:family="text" style:name="T20">
      <style:text-properties fo:background-color="#ffff00" fo:color="#800000" fo:font-style="normal" fo:font-weight="normal" loext:char-shading-value="0" officeooo:rsid="000fa6c6" style:font-style-asian="normal" style:font-weight-asian="normal"/>
    </style:style>
    <style:style style:family="text" style:name="T21">
      <style:text-properties fo:background-color="#ffff00" fo:color="#800000" fo:font-style="normal" fo:font-weight="normal" loext:char-shading-value="0" officeooo:rsid="0024199c" style:font-style-asian="normal" style:font-weight-asian="normal"/>
    </style:style>
    <style:style style:family="text" style:name="T22">
      <style:text-properties officeooo:rsid="00148cc5"/>
    </style:style>
    <style:style style:family="text" style:name="T23">
      <style:text-properties fo:font-style="normal" fo:font-weight="normal" style:font-name="Arial" style:font-style-asian="normal" style:font-weight-asian="normal"/>
    </style:style>
    <style:style style:family="text" style:name="T24">
      <style:text-properties fo:font-style="normal" fo:font-weight="normal" officeooo:rsid="001f88dd" style:font-name="Arial" style:font-style-asian="normal" style:font-weight-asian="normal"/>
    </style:style>
    <style:style style:family="text" style:name="T25">
      <style:text-properties fo:font-size="11pt" style:font-name="Arial" style:font-size-asian="11pt" style:font-size-complex="11pt"/>
    </style:style>
    <style:style style:family="text" style:name="T26">
      <style:text-properties fo:font-size="11pt" fo:font-style="normal" fo:font-weight="normal" style:font-name="Arial" style:font-size-asian="11pt" style:font-size-complex="11pt" style:font-style-asian="normal" style:font-weight-asian="normal"/>
    </style:style>
    <style:style style:family="text" style:name="T27">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8">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1">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2">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1"><office:annotation><dc:creator>Gauthier Bastien</dc:creator><dc:date>2011-01-13T14:56:41</dc:date><text:p text:style-name="P9"><text:span text:style-name="T27">do text</text:span></text:p><text:p text:style-name="P9"><text:span text:style-name="T27">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8"/></text:p>
      <text:p text:style-name="UrbanBody"/>
      <text:p text:style-name="UrbanBody"><office:annotation><dc:creator>Gauthier Bastien</dc:creator><dc:date>2011-02-16T16:12:24</dc:date><text:p text:style-name="P9"><text:span text:style-name="T33">do text if self.hasMultipleApplicants()</text:span></text:p></office:annotation><text:span text:style-name="T9">Demandeurs :</text:span> <text:text-input text:description="Demandeurs">self.getApplicantsSignaletic()</text:text-input></text:p>
      <text:p text:style-name="UrbanBody"><office:annotation><dc:creator>Gauthier Bastien</dc:creator><dc:date>2011-02-16T16:13:21</dc:date><text:p text:style-name="P9"><text:span text:style-name="T32">do text if self.hasSingleApplicant()</text:span></text:p></office:annotation><text:span text:style-name="T9">Demandeur :</text:span> <text:text-input text:description="Demandeurs">self.getApplicantsSignaletic()</text:text-input></text:p>
      <text:p text:style-name="UrbanBody"><text:span text:style-name="T9">Objet :</text:span> <text:text-input text:description="Objet des travaux">self.getLicenceSubject()</text:text-input></text:p>
      <text:p text:style-name="UrbanBody"><text:span text:style-name="T9">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1">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1">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7">Vu le schéma <text:span text:style-name="T22">de développement communal</text:span> qui situe ce bien e<text:span text:style-name="T25">n</text:span><text:span text:style-name="T11"> </text:span><text:span text:style-name="T12"><text:text-input text:description="Bien-Parcelles">self.displayValue(self.Vocabulary('SDC')[0], self.getSDC())</text:text-input></text:span><text:span text:style-name="T11"><text:s/></text:span><text:span text:style-name="T26">;</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UrbanBody"><text:span text:style-name="T2"><text:text-input text:description="Bien-Parcelles">self.displayValue(self.Vocabulary('folderZone')[0], self.getFolderZone())</text:text-input></text:span><text:span text:style-name="T2"> ;</text:span></text:p>
      <text:p text:style-name="UrbanBody"/>
      <text:p text:style-name="P8"><text:span text:style-name="T2">Considérant que selon le </text:span><text:span text:style-name="T5">guide</text:span><text:span text:style-name="T23"> communal d’urbanisme précité, le projet se situe e</text:span><text:span text:style-name="T24">n </text:span><text:span text:style-name="T13"><text:text-input text:description="Bien-Parcelles">self.displayValue(self.Vocabulary('township_guide')[0], self.getTownship_guide())</text:text-input></text:span><text:span text:style-name="T24"><text:s/></text:span>;</text:p>
      <text:p text:style-name="UrbanBody"/>
      <text:p text:style-name="UrbanBody"><text:span text:style-name="T18"><office:annotation><dc:creator>sde </dc:creator><dc:date>2011-08-05T08:21:16</dc:date><text:p text:style-name="P9"><text:span text:style-name="T29">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29">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29">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29">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29">do text</text:span></text:p><text:p text:style-name="P9"><text:span text:style-name="T29">f</text:span><text:span text:style-name="T3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8">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10">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8">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10">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adornments="Negreta" style:font-family-generic="swiss" style:font-pitch="variable" style:name="Arial2" svg:font-family="Arial"/>
    <style:font-face style:font-adornments="Normal" style:font-family-generic="swiss" style:font-pitch="variable" style:name="Arial1"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Title3">
      <style:paragraph-properties fo:text-align="center" style:justify-single-word="false"/>
    </style:style>
    <style:style style:family="paragraph" style:name="P3" style:parent-style-name="UrbanBody">
      <style:text-properties fo:font-size="12pt" style:font-name="Times New Roman" style:font-size-asian="12pt" style:font-size-complex="12pt"/>
    </style:style>
    <style:style style:family="paragraph" style:name="P4" style:parent-style-name="UrbanBody">
      <style:text-properties fo:font-size="12pt" officeooo:paragraph-rsid="002a9c59" style:font-name="Times New Roman" style:font-size-asian="12pt" style:font-size-complex="12pt"/>
    </style:style>
    <style:style style:family="paragraph" style:name="P5" style:parent-style-name="UrbanBody">
      <style:text-properties fo:font-size="12pt" fo:font-style="normal" fo:font-weight="normal" style:font-name="Times New Roman" style:font-size-asian="12pt" style:font-size-complex="12pt" style:font-style-asian="normal" style:font-weight-asian="normal"/>
    </style:style>
    <style:style style:family="paragraph" style:name="P6" style:parent-style-name="UrbanBody">
      <style:text-properties officeooo:paragraph-rsid="001250be"/>
    </style:style>
    <style:style style:family="paragraph" style:name="P7" style:parent-style-name="UrbanBody">
      <style:text-properties officeooo:paragraph-rsid="001edaf9"/>
    </style:style>
    <style:style style:family="paragraph" style:name="P8" style:parent-style-name="UrbanBody">
      <style:text-properties officeooo:paragraph-rsid="001f8f71"/>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fo:font-weight="normal" style:font-style-asian="normal" style:font-weight-asian="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0ce347" style:font-style-asian="normal" style:font-weight-asian="normal"/>
    </style:style>
    <style:style style:family="text" style:name="T5">
      <style:text-properties fo:font-style="normal" fo:font-weight="normal" officeooo:rsid="00148cc5"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tyle="normal" fo:font-weight="bold" officeooo:rsid="0029677c" style:font-style-asian="normal" style:font-weight-asian="bold" style:font-weight-complex="bold"/>
    </style:style>
    <style:style style:family="text" style:name="T8">
      <style:text-properties fo:font-size="12pt" style:font-name="Times New Roman" style:font-size-asian="12pt" style:font-size-complex="12pt"/>
    </style:style>
    <style:style style:family="text" style:name="T9">
      <style:text-properties fo:font-weight="bold" style:font-weight-asian="bold" style:font-weight-complex="bold"/>
    </style:style>
    <style:style style:family="text" style:name="T10">
      <style:text-properties fo:font-style="normal" fo:font-weight="normal" style:font-style-asian="normal" style:font-weight-asian="normal" style:use-window-font-color="true"/>
    </style:style>
    <style:style style:family="text" style:name="T11">
      <style:text-properties fo:font-size="11pt" fo:font-style="normal" fo:font-weight="normal" style:font-name="Arial" style:font-size-asian="11pt" style:font-size-complex="11pt" style:font-style-asian="normal" style:font-weight-asian="normal" style:use-window-font-color="true"/>
    </style:style>
    <style:style style:family="text" style:name="T12">
      <style:text-properties fo:font-size="11pt" fo:font-style="normal" fo:font-weight="normal" officeooo:rsid="001edaf9" style:font-name="Arial" style:font-size-asian="11pt" style:font-size-complex="11pt" style:font-style-asian="normal" style:font-weight-asian="normal" style:use-window-font-color="true"/>
    </style:style>
    <style:style style:family="text" style:name="T13">
      <style:text-properties fo:font-size="11pt" fo:font-style="normal" fo:font-weight="normal" officeooo:rsid="0021332f" style:font-name="Arial" style:font-size-asian="11pt" style:font-size-complex="11pt" style:font-style-asian="normal" style:font-weight-asian="normal" style:use-window-font-color="true"/>
    </style:style>
    <style:style style:family="text" style:name="T14">
      <style:text-properties fo:country="none" fo:font-style="normal" fo:font-weight="normal" fo:language="zxx" style:font-style-asian="normal" style:font-weight-asian="normal"/>
    </style:style>
    <style:style style:family="text" style:name="T15">
      <style:text-properties fo:country="none" fo:font-style="normal" fo:language="zxx" style:font-style-asian="normal"/>
    </style:style>
    <style:style style:family="text" style:name="T16">
      <style:text-properties fo:font-weight="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background-color="#ffff00" fo:color="#800000" loext:char-shading-value="0"/>
    </style:style>
    <style:style style:family="text" style:name="T20">
      <style:text-properties fo:background-color="#ffff00" fo:color="#800000" fo:font-style="normal" fo:font-weight="normal" loext:char-shading-value="0" officeooo:rsid="000fa6c6" style:font-style-asian="normal" style:font-weight-asian="normal"/>
    </style:style>
    <style:style style:family="text" style:name="T21">
      <style:text-properties fo:background-color="#ffff00" fo:color="#800000" fo:font-style="normal" fo:font-weight="normal" loext:char-shading-value="0" officeooo:rsid="0024199c" style:font-style-asian="normal" style:font-weight-asian="normal"/>
    </style:style>
    <style:style style:family="text" style:name="T22">
      <style:text-properties officeooo:rsid="00148cc5"/>
    </style:style>
    <style:style style:family="text" style:name="T23">
      <style:text-properties fo:font-style="normal" fo:font-weight="normal" style:font-name="Arial" style:font-style-asian="normal" style:font-weight-asian="normal"/>
    </style:style>
    <style:style style:family="text" style:name="T24">
      <style:text-properties fo:font-style="normal" fo:font-weight="normal" officeooo:rsid="001f88dd" style:font-name="Arial" style:font-style-asian="normal" style:font-weight-asian="normal"/>
    </style:style>
    <style:style style:family="text" style:name="T25">
      <style:text-properties fo:font-size="11pt" style:font-name="Arial" style:font-size-asian="11pt" style:font-size-complex="11pt"/>
    </style:style>
    <style:style style:family="text" style:name="T26">
      <style:text-properties fo:font-size="11pt" fo:font-style="normal" fo:font-weight="normal" style:font-name="Arial" style:font-size-asian="11pt" style:font-size-complex="11pt" style:font-style-asian="normal" style:font-weight-asian="normal"/>
    </style:style>
    <style:style style:family="text" style:name="T27">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8">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1">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2">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1"><office:annotation><dc:creator>Gauthier Bastien</dc:creator><dc:date>2011-01-13T14:56:41</dc:date><text:p text:style-name="P9"><text:span text:style-name="T27">do text</text:span></text:p><text:p text:style-name="P9"><text:span text:style-name="T27">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8"/></text:p>
      <text:p text:style-name="UrbanBody"/>
      <text:p text:style-name="UrbanBody"><office:annotation><dc:creator>Gauthier Bastien</dc:creator><dc:date>2011-02-16T16:12:24</dc:date><text:p text:style-name="P9"><text:span text:style-name="T33">do text if self.hasMultipleApplicants()</text:span></text:p></office:annotation><text:span text:style-name="T9">Demandeurs :</text:span> <text:text-input text:description="Demandeurs">self.getApplicantsSignaletic()</text:text-input></text:p>
      <text:p text:style-name="UrbanBody"><office:annotation><dc:creator>Gauthier Bastien</dc:creator><dc:date>2011-02-16T16:13:21</dc:date><text:p text:style-name="P9"><text:span text:style-name="T32">do text if self.hasSingleApplicant()</text:span></text:p></office:annotation><text:span text:style-name="T9">Demandeur :</text:span> <text:text-input text:description="Demandeurs">self.getApplicantsSignaletic()</text:text-input></text:p>
      <text:p text:style-name="UrbanBody"><text:span text:style-name="T9">Objet :</text:span> <text:text-input text:description="Objet des travaux">self.getLicenceSubject()</text:text-input></text:p>
      <text:p text:style-name="UrbanBody"><text:span text:style-name="T9">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1">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1">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7">Vu le schéma <text:span text:style-name="T22">de développement communal</text:span> qui situe ce bien e<text:span text:style-name="T25">n</text:span><text:span text:style-name="T11"> </text:span><text:span text:style-name="T12"><text:text-input text:description="Bien-Parcelles">self.displayValue(self.Vocabulary('SDC')[0], self.getSDC())</text:text-input></text:span><text:span text:style-name="T11"><text:s/></text:span><text:span text:style-name="T26">;</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UrbanBody"><text:span text:style-name="T2"><text:text-input text:description="Bien-Parcelles">self.displayValue(self.Vocabulary('folderZone')[0], self.getFolderZone())</text:text-input></text:span><text:span text:style-name="T2"> ;</text:span></text:p>
      <text:p text:style-name="UrbanBody"/>
      <text:p text:style-name="P8"><text:span text:style-name="T2">Considérant que selon le </text:span><text:span text:style-name="T5">guide</text:span><text:span text:style-name="T23"> communal d’urbanisme précité, le projet se situe e</text:span><text:span text:style-name="T24">n </text:span><text:span text:style-name="T13"><text:text-input text:description="Bien-Parcelles">self.displayValue(self.Vocabulary('township_guide')[0], self.getTownship_guide())</text:text-input></text:span><text:span text:style-name="T24"><text:s/></text:span>;</text:p>
      <text:p text:style-name="UrbanBody"/>
      <text:p text:style-name="UrbanBody"><text:span text:style-name="T18"><office:annotation><dc:creator>sde </dc:creator><dc:date>2011-08-05T08:21:16</dc:date><text:p text:style-name="P9"><text:span text:style-name="T29">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29">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29">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29">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29">do text</text:span></text:p><text:p text:style-name="P9"><text:span text:style-name="T29">f</text:span><text:span text:style-name="T3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8">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10">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8">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10">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adornments="Negreta" style:font-family-generic="swiss" style:font-pitch="variable" style:name="Arial2" svg:font-family="Arial"/>
    <style:font-face style:font-adornments="Normal" style:font-family-generic="swiss" style:font-pitch="variable" style:name="Arial1"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 style:font-size-asian="12pt" style:font-size-complex="12pt" style:font-weight-asian="bold" style:font-weight-complex="bold"/>
    </style:style>
    <style:style style:family="paragraph" style:name="P2" style:parent-style-name="UrbanTitle3">
      <style:paragraph-properties fo:text-align="center" style:justify-single-word="false"/>
    </style:style>
    <style:style style:family="paragraph" style:name="P3" style:parent-style-name="UrbanBody">
      <style:text-properties fo:font-size="12pt" style:font-name="Times New Roman" style:font-size-asian="12pt" style:font-size-complex="12pt"/>
    </style:style>
    <style:style style:family="paragraph" style:name="P4" style:parent-style-name="UrbanBody">
      <style:text-properties fo:font-size="12pt" officeooo:paragraph-rsid="002a9c59" style:font-name="Times New Roman" style:font-size-asian="12pt" style:font-size-complex="12pt"/>
    </style:style>
    <style:style style:family="paragraph" style:name="P5" style:parent-style-name="UrbanBody">
      <style:text-properties fo:font-size="12pt" fo:font-style="normal" fo:font-weight="normal" style:font-name="Times New Roman" style:font-size-asian="12pt" style:font-size-complex="12pt" style:font-style-asian="normal" style:font-weight-asian="normal"/>
    </style:style>
    <style:style style:family="paragraph" style:name="P6" style:parent-style-name="UrbanBody">
      <style:text-properties officeooo:paragraph-rsid="001250be"/>
    </style:style>
    <style:style style:family="paragraph" style:name="P7" style:parent-style-name="UrbanBody">
      <style:text-properties officeooo:paragraph-rsid="001edaf9"/>
    </style:style>
    <style:style style:family="paragraph" style:name="P8" style:parent-style-name="UrbanBody">
      <style:text-properties officeooo:paragraph-rsid="001f8f71"/>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fo:font-weight="normal" style:font-style-asian="normal" style:font-weight-asian="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0ce347" style:font-style-asian="normal" style:font-weight-asian="normal"/>
    </style:style>
    <style:style style:family="text" style:name="T5">
      <style:text-properties fo:font-style="normal" fo:font-weight="normal" officeooo:rsid="00148cc5" style:font-style-asian="normal" style:font-weight-asian="normal"/>
    </style:style>
    <style:style style:family="text" style:name="T6">
      <style:text-properties fo:font-style="normal" fo:font-weight="normal" style:font-style-asian="normal" style:font-weight-asian="normal" style:text-underline-color="font-color" style:text-underline-style="solid" style:text-underline-width="auto"/>
    </style:style>
    <style:style style:family="text" style:name="T7">
      <style:text-properties fo:font-style="normal" fo:font-weight="bold" officeooo:rsid="0029677c" style:font-style-asian="normal" style:font-weight-asian="bold" style:font-weight-complex="bold"/>
    </style:style>
    <style:style style:family="text" style:name="T8">
      <style:text-properties fo:font-size="12pt" style:font-name="Times New Roman" style:font-size-asian="12pt" style:font-size-complex="12pt"/>
    </style:style>
    <style:style style:family="text" style:name="T9">
      <style:text-properties fo:font-weight="bold" style:font-weight-asian="bold" style:font-weight-complex="bold"/>
    </style:style>
    <style:style style:family="text" style:name="T10">
      <style:text-properties fo:font-style="normal" fo:font-weight="normal" style:font-style-asian="normal" style:font-weight-asian="normal" style:use-window-font-color="true"/>
    </style:style>
    <style:style style:family="text" style:name="T11">
      <style:text-properties fo:font-size="11pt" fo:font-style="normal" fo:font-weight="normal" style:font-name="Arial" style:font-size-asian="11pt" style:font-size-complex="11pt" style:font-style-asian="normal" style:font-weight-asian="normal" style:use-window-font-color="true"/>
    </style:style>
    <style:style style:family="text" style:name="T12">
      <style:text-properties fo:font-size="11pt" fo:font-style="normal" fo:font-weight="normal" officeooo:rsid="001edaf9" style:font-name="Arial" style:font-size-asian="11pt" style:font-size-complex="11pt" style:font-style-asian="normal" style:font-weight-asian="normal" style:use-window-font-color="true"/>
    </style:style>
    <style:style style:family="text" style:name="T13">
      <style:text-properties fo:font-size="11pt" fo:font-style="normal" fo:font-weight="normal" officeooo:rsid="0021332f" style:font-name="Arial" style:font-size-asian="11pt" style:font-size-complex="11pt" style:font-style-asian="normal" style:font-weight-asian="normal" style:use-window-font-color="true"/>
    </style:style>
    <style:style style:family="text" style:name="T14">
      <style:text-properties fo:country="none" fo:font-style="normal" fo:font-weight="normal" fo:language="zxx" style:font-style-asian="normal" style:font-weight-asian="normal"/>
    </style:style>
    <style:style style:family="text" style:name="T15">
      <style:text-properties fo:country="none" fo:font-style="normal" fo:language="zxx" style:font-style-asian="normal"/>
    </style:style>
    <style:style style:family="text" style:name="T16">
      <style:text-properties fo:font-weight="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background-color="#ffff00" fo:color="#800000" loext:char-shading-value="0"/>
    </style:style>
    <style:style style:family="text" style:name="T20">
      <style:text-properties fo:background-color="#ffff00" fo:color="#800000" fo:font-style="normal" fo:font-weight="normal" loext:char-shading-value="0" officeooo:rsid="000fa6c6" style:font-style-asian="normal" style:font-weight-asian="normal"/>
    </style:style>
    <style:style style:family="text" style:name="T21">
      <style:text-properties fo:background-color="#ffff00" fo:color="#800000" fo:font-style="normal" fo:font-weight="normal" loext:char-shading-value="0" officeooo:rsid="0024199c" style:font-style-asian="normal" style:font-weight-asian="normal"/>
    </style:style>
    <style:style style:family="text" style:name="T22">
      <style:text-properties officeooo:rsid="00148cc5"/>
    </style:style>
    <style:style style:family="text" style:name="T23">
      <style:text-properties fo:font-style="normal" fo:font-weight="normal" style:font-name="Arial" style:font-style-asian="normal" style:font-weight-asian="normal"/>
    </style:style>
    <style:style style:family="text" style:name="T24">
      <style:text-properties fo:font-style="normal" fo:font-weight="normal" officeooo:rsid="001f88dd" style:font-name="Arial" style:font-style-asian="normal" style:font-weight-asian="normal"/>
    </style:style>
    <style:style style:family="text" style:name="T25">
      <style:text-properties fo:font-size="11pt" style:font-name="Arial" style:font-size-asian="11pt" style:font-size-complex="11pt"/>
    </style:style>
    <style:style style:family="text" style:name="T26">
      <style:text-properties fo:font-size="11pt" fo:font-style="normal" fo:font-weight="normal" style:font-name="Arial" style:font-size-asian="11pt" style:font-size-complex="11pt" style:font-style-asian="normal" style:font-weight-asian="normal"/>
    </style:style>
    <style:style style:family="text" style:name="T27">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8">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1">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2">
      <style:text-properties fo:color="#000000"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3">
      <style:text-properties fo:country="BE" fo:font-size="10pt" fo:font-style="normal" fo:font-weight="normal" fo:language="fr" fo:letter-spacing="normal" fo:text-shadow="none" style:country-asian="none" style:country-complex="none" style:font-name="DejaVu Sans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margin-bottom="0cm" fo:margin-left="0cm" fo:margin-right="0cm" fo:margin-top="0cm" fo:padding="0cm" style:horizontal-pos="from-left" style:horizontal-rel="page" style:number-wrapped-paragraphs="no-limit" style:shadow="none" style:vertical-pos="middle" style:vertical-rel="baseline" style:wrap="run-through"/>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name="Cadre2" draw:style-name="fr1" draw:z-index="0" svg:width="7.128cm" text:anchor-type="as-char"><draw:text-box fo:min-height="5.226cm"><text:p text:style-name="P1"><office:annotation><dc:creator>Gauthier Bastien</dc:creator><dc:date>2011-01-13T14:56:41</dc:date><text:p text:style-name="P9"><text:span text:style-name="T27">do text</text:span></text:p><text:p text:style-name="P9"><text:span text:style-name="T27">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8"/></text:p>
      <text:p text:style-name="UrbanBody"/>
      <text:p text:style-name="UrbanBody"><office:annotation><dc:creator>Gauthier Bastien</dc:creator><dc:date>2011-02-16T16:12:24</dc:date><text:p text:style-name="P9"><text:span text:style-name="T33">do text if self.hasMultipleApplicants()</text:span></text:p></office:annotation><text:span text:style-name="T9">Demandeurs :</text:span> <text:text-input text:description="Demandeurs">self.getApplicantsSignaletic()</text:text-input></text:p>
      <text:p text:style-name="UrbanBody"><office:annotation><dc:creator>Gauthier Bastien</dc:creator><dc:date>2011-02-16T16:13:21</dc:date><text:p text:style-name="P9"><text:span text:style-name="T32">do text if self.hasSingleApplicant()</text:span></text:p></office:annotation><text:span text:style-name="T9">Demandeur :</text:span> <text:text-input text:description="Demandeurs">self.getApplicantsSignaletic()</text:text-input></text:p>
      <text:p text:style-name="UrbanBody"><text:span text:style-name="T9">Objet :</text:span> <text:text-input text:description="Objet des travaux">self.getLicenceSubject()</text:text-input></text:p>
      <text:p text:style-name="UrbanBody"><text:span text:style-name="T9">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1">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1">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7">Vu le schéma <text:span text:style-name="T22">de développement communal</text:span> qui situe ce bien e<text:span text:style-name="T25">n</text:span><text:span text:style-name="T11"> </text:span><text:span text:style-name="T12"><text:text-input text:description="Bien-Parcelles">self.displayValue(self.Vocabulary('SDC')[0], self.getSDC())</text:text-input></text:span><text:span text:style-name="T11"><text:s/></text:span><text:span text:style-name="T26">;</text:span></text:p>
      <text:p text:style-name="UrbanBody"/>
      <text:p text:style-name="UrbanBody">Considérant qu’au plan de secteur de <text:span text:style-name="T19">La Louvière-Soignies</text:span>, approuvé par arrêté de l’Exécutif <text:soft-page-break/>Régional Wallon du 09.07.1987, Moniteur Belge du 05 juillet 1989, le projet se situe en</text:p>
      <text:p text:style-name="UrbanBody"><text:span text:style-name="T2"><text:text-input text:description="Bien-Parcelles">self.displayValue(self.Vocabulary('folderZone')[0], self.getFolderZone())</text:text-input></text:span><text:span text:style-name="T2"> ;</text:span></text:p>
      <text:p text:style-name="UrbanBody"/>
      <text:p text:style-name="P8"><text:span text:style-name="T2">Considérant que selon le </text:span><text:span text:style-name="T5">guide</text:span><text:span text:style-name="T23"> communal d’urbanisme précité, le projet se situe e</text:span><text:span text:style-name="T24">n </text:span><text:span text:style-name="T13"><text:text-input text:description="Bien-Parcelles">self.displayValue(self.Vocabulary('township_guide')[0], self.getTownship_guide())</text:text-input></text:span><text:span text:style-name="T24"><text:s/></text:span>;</text:p>
      <text:p text:style-name="UrbanBody"/>
      <text:p text:style-name="UrbanBody"><text:span text:style-name="T18"><office:annotation><dc:creator>sde </dc:creator><dc:date>2011-08-05T08:21:16</dc:date><text:p text:style-name="P9"><text:span text:style-name="T29">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29">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29">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29">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29">do text</text:span></text:p><text:p text:style-name="P9"><text:span text:style-name="T29">f</text:span><text:span text:style-name="T3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8">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10">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8">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10">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text-properties style:font-name="Arial1" fo:font-family="Arial" style:font-style-name="Normal" style:font-family-generic="swiss" style:font-pitch="variable" fo:font-size="11p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Negreta"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style:font-name="Arial1" fo:font-family="Arial" style:font-style-name="Normal" style:font-family-generic="swiss" style:font-pitch="variable" fo:font-size="11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39:33.963131768</dc:date>
    <dc:language>fr-FR</dc:language>
    <meta:editing-cycles>95</meta:editing-cycles>
    <meta:editing-duration>P1DT13H3M23S</meta:editing-duration>
    <meta:document-statistic meta:table-count="0" meta:image-count="0" meta:object-count="0" meta:page-count="2" meta:paragraph-count="35" meta:word-count="555" meta:character-count="3897" meta:non-whitespace-character-count="3400"/>
    <meta:user-defined meta:name="Info 1"/>
    <meta:user-defined meta:name="Info 2"/>
    <meta:user-defined meta:name="Info 3"/>
    <meta:user-defined meta:name="Info 4"/>
  </office:meta>
</office:document-meta>
</file>